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row Narrow" svg:font-family="'Arrow Narrow'"/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assport" style:family="table">
      <style:table-properties style:width="1.5097in" table:align="right" style:shadow="none" style:may-break-between-rows="false"/>
    </style:style>
    <style:style style:name="Passport.A" style:family="table-column">
      <style:table-column-properties style:column-width="1.5097in"/>
    </style:style>
    <style:style style:name="Passport.1" style:family="table-row">
      <style:table-row-properties style:min-row-height="1.4903in"/>
    </style:style>
    <style:style style:name="Passport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280099" style:font-name="Arial Narrow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280099" style:font-name="Arial Narro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color="#280099"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280099" style:font-name="Times New Roman" fo:font-size="13pt" fo:font-style="italic" fo:font-weight="bold" style:font-size-asian="11.3500003814697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color="#280099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00%" fo:text-align="end" style:justify-single-word="false"/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3pt" style:font-size-asian="13pt" style:font-size-complex="13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Frame_20_contents">
      <style:paragraph-properties fo:line-height="100%" fo:text-align="start" style:justify-single-word="false"/>
      <style:text-properties style:font-name="Arial Narrow" fo:font-size="9pt" style:text-underline-style="solid" style:text-underline-width="auto" style:text-underline-color="font-color" style:font-size-asian="9pt" style:font-size-complex="9pt"/>
    </style:style>
    <style:style style:name="P11" style:family="paragraph" style:parent-style-name="Frame_20_contents">
      <style:paragraph-properties fo:line-height="100%" fo:text-align="center" style:justify-single-word="false"/>
      <style:text-properties style:font-name="Arial Narrow" fo:font-size="9pt" style:text-underline-style="none" style:font-size-asian="9pt" style:font-size-complex="9pt"/>
    </style:style>
    <style:style style:name="T1" style:family="text">
      <style:text-properties fo:color="#280099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280099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row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2300dc" style:font-name="Arial" fo:font-size="8pt" style:font-size-asian="8pt" style:font-size-complex="8pt"/>
    </style:style>
    <style:style style:name="T10" style:family="text">
      <style:text-properties fo:color="#2300dc" style:font-name="Arial" fo:font-size="8pt" style:text-underline-style="none" style:font-size-asian="8pt" style:font-size-complex="8pt"/>
    </style:style>
    <style:style style:name="T11" style:family="text">
      <style:text-properties fo:color="#2300dc" style:font-name="Times New Roman" fo:font-size="16pt" style:font-size-asian="16pt" style:font-size-complex="16pt"/>
    </style:style>
    <style:style style:name="T12" style:family="text">
      <style:text-properties fo:color="#2300dc" style:font-name="Times New Roman" fo:font-size="16pt" style:text-underline-style="none" style:font-size-asian="16pt" style:font-size-complex="16pt"/>
    </style:style>
    <style:style style:name="T13" style:family="text">
      <style:text-properties fo:color="#2300dc" style:font-name="Times New Roman" fo:font-size="8pt" style:font-size-asian="8pt" style:font-size-complex="8pt"/>
    </style:style>
    <style:style style:name="T14" style:family="text">
      <style:text-properties fo:color="#2300dc" style:font-name="Times New Roman" fo:font-size="8pt" style:text-underline-style="none" style:font-size-asian="8pt" style:font-size-complex="8pt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6pt" style:font-size-asian="16pt" style:font-size-complex="16pt"/>
    </style:style>
    <style:style style:name="T19" style:family="text">
      <style:text-properties style:font-name="Times New Roman" fo:font-size="16pt" style:text-underline-style="none" style:font-size-asian="16pt" style:font-size-complex="16pt"/>
    </style:style>
    <style:style style:name="T20" style:family="text">
      <style:text-properties style:font-name="Times New Roman" style:text-underline-style="none"/>
    </style:style>
    <style:style style:name="T21" style:family="text"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5">[!-- BEGIN report_row --]</text:span></text:p>
      <table:table table:name="Passport" table:style-name="Passport">
        <table:table-column table:style-name="Passport.A"/>
        <table:table-row table:style-name="Passport.1">
          <table:table-cell table:style-name="Passport.A1" office:value-type="string">
            <text:p text:style-name="P11">{{{person_photo_passport+image+width=1.3in,height=1.5in}}}</text:p>
          </table:table-cell>
        </table:table-row>
      </table:table>
      <text:p text:style-name="P6"><text:span text:style-name="T1">{{{nisn_umber+id_num}}}</text:span></text:p>
      <text:p text:style-name="P9"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{{{person+surname}}} {{{person+firstname}}} {{{person+othername}}}</text:span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1"><text:tab/></text:span>{{{training+training_classification}}} </text:p>
      <text:p text:style-name="P3"/>
      <text:p text:style-name="P5"><text:span text:style-name="T4">at </text:span><text:s text:c="2"/><text:span text:style-name="T16">{{{trainingprovider+name}}}</text:span></text:p>
      <text:p text:style-name="P2"><text:span text:style-name="T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7"/></text:span><text:span text:style-name="T19">{{{+graduation_month}}} {{{+graduation_year}}}</text:span><text:span text:style-name="T12"> </text:span><text:span text:style-name="T14"><text:tab/><text:tab/><text:tab/>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tab/> <text:s text:c="13"/></text:span><text:span text:style-name="T8">[!-- END report_row --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row Narrow" svg:font-family="'Arrow Narrow'"/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5:14:38</meta:creation-date>
    <dc:date>2014-07-25T17:28:57</dc:date>
    <dc:creator>HRIS </dc:creator>
    <meta:editing-duration>PT2H5M59S</meta:editing-duration>
    <meta:editing-cycles>50</meta:editing-cycles>
    <meta:generator>LibreOffice/3.5$Linux_x86 LibreOffice_project/350m1$Build-2</meta:generator>
    <meta:document-statistic meta:table-count="1" meta:image-count="0" meta:object-count="0" meta:page-count="1" meta:paragraph-count="7" meta:word-count="20" meta:character-count="811" meta:non-whitespace-character-count="299"/>
  </office:meta>
</office:document-meta>
</file>